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67ed2" officeooo:paragraph-rsid="00067e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oC 2023 observations</text:h>
      <text:list xml:id="list1853239434" text:style-name="L1">
        <text:list-item>
          <text:p text:style-name="P2">Day 1</text:p>
          <text:list>
            <text:list-item>
              <text:p text:style-name="P1">Solutions used Hash tables, Dicts etc to map the words to the numbers</text:p>
            </text:list-item>
            <text:list-item>
              <text:p text:style-name="P2">Function used to break up code into smaller chunks</text:p>
            </text:list-item>
          </text:list>
          <text:p text:style-name="P1"/>
          <text:p text:style-name="P1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1T21:22:29.847917281</dc:date>
    <meta:editing-duration>PT1M5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0" meta:character-count="151" meta:non-whitespace-character-count="128"/>
  </office:meta>
</office:document-meta>
</file>